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2"/>
        <table:table-column table:default-cell-style-name="ACE-1" table:style-name="ACOL-0" table:number-columns-repeated="236"/>
        <table:table-column table:style-name="ACOL-0" table:number-columns-repeated="2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Zemlya_Zichy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Zemlya_Zichy-1</text:p>
          </table:table-cell>
          <table:table-cell table:style-name="ACE-1" office:value-type="float" office:value="81.189999999999998">
            <text:p>81.19</text:p>
          </table:table-cell>
          <table:table-cell table:style-name="ACE-1" office:value-type="float" office:value="55.759999999999998">
            <text:p>55.76</text:p>
          </table:table-cell>
          <table:table-cell table:style-name="ACE-1" office:value-type="float" office:value="3900">
            <text:p>3900</text:p>
          </table:table-cell>
          <table:table-cell table:style-name="ACE-1" office:value-type="float" office:value="600">
            <text:p>600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U-ser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4.699999999999999">
            <text:p>24.7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string">
            <text:p>BolshiyanovEtal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Zemlya_Zich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125</text:p>
          </table:table-cell>
          <table:table-cell table:style-name="ACE-1" office:value-type="float" office:value="81.189999999999998">
            <text:p>81.19</text:p>
          </table:table-cell>
          <table:table-cell table:style-name="ACE-1" office:value-type="float" office:value="55.759999999999998">
            <text:p>55.76</text:p>
          </table:table-cell>
          <table:table-cell table:style-name="ACE-1" office:value-type="float" office:value="10423.24">
            <text:p>10423.24</text:p>
          </table:table-cell>
          <table:table-cell table:style-name="ACE-1" office:value-type="float" office:value="842.45000000000005">
            <text:p>842.45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-124">
            <text:p>−124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4.699999999999999">
            <text:p>24.7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string">
            <text:p>BolshiyanovEtal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Zemlya_Zich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e-6250</text:p>
          </table:table-cell>
          <table:table-cell table:style-name="ACE-1" office:value-type="float" office:value="81.530000000000001">
            <text:p>81.53</text:p>
          </table:table-cell>
          <table:table-cell table:style-name="ACE-1" office:value-type="float" office:value="57.049999999999997">
            <text:p>57.05</text:p>
          </table:table-cell>
          <table:table-cell table:style-name="ACE-1" office:value-type="float" office:value="7182.9899999999998">
            <text:p>7182.99</text:p>
          </table:table-cell>
          <table:table-cell table:style-name="ACE-1" office:value-type="float" office:value="143.28">
            <text:p>143.28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7">
            <text:p>57</text:p>
          </table:table-cell>
          <table:table-cell table:style-name="ACE-2" office:value-type="float" office:value="2.7454507826584691">
            <text:p>2.75</text:p>
          </table:table-cell>
          <table:table-cell table:style-name="ACE-2" office:value-type="float" office:value="2.7454507826584691">
            <text:p>2.75</text:p>
          </table:table-cell>
          <table:table-cell table:style-name="ACE-2" office:value-type="string">
            <text:p>BolshiyanovEtal200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Zemlya_Zich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712</text:p>
          </table:table-cell>
          <table:table-cell table:style-name="ACE-1" office:value-type="float" office:value="79.890000000000001">
            <text:p>79.89</text:p>
          </table:table-cell>
          <table:table-cell table:style-name="ACE-1" office:value-type="float" office:value="58.869999999999997">
            <text:p>58.87</text:p>
          </table:table-cell>
          <table:table-cell table:style-name="ACE-1" office:value-type="float" office:value="6370">
            <text:p>6370</text:p>
          </table:table-cell>
          <table:table-cell table:style-name="ACE-1" office:value-type="float" office:value="477.76999999999998">
            <text:p>477.77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-137">
            <text:p>−137</text:p>
          </table:table-cell>
          <table:table-cell table:style-name="Gnumeric-default" office:value-type="float" office:value="40">
            <text:p>4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">
            <text:p>5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string">
            <text:p>GusevEtal2013a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 table:number-rows-repeated="4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13" table:style-name="ACE-1"/>
          <table:table-cell table:number-columns-repeated="2" table:style-name="ACE-2"/>
          <table:table-cell table:style-name="ACE-1"/>
          <table:table-cell table:style-name="ACE-2"/>
          <table:table-cell table:number-columns-repeated="239" table:style-name="ACE-1"/>
        </table:table-row>
        <table:table-row table:style-name="AROW-0" table:number-rows-repeated="29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1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5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132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1">
          <gnm:selection gnm:start-col="16" gnm:start-row="1" gnm:end-col="16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30T06:18:49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